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4.537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3.501cm"/>
    </style:style>
    <style:style style:name="gr4" style:family="graphic" style:parent-style-name="standard">
      <style:graphic-properties draw:stroke="dash" draw:stroke-dash="Dashed_20__28_var_29_" svg:stroke-color="#3465a4" draw:fill="solid" draw:fill-color="#fffbcc" draw:textarea-horizontal-align="justify" draw:textarea-vertical-align="middle" draw:auto-grow-height="false" fo:min-height="0.55cm" fo:min-width="3.501cm"/>
    </style:style>
    <style:style style:name="gr5" style:family="graphic" style:parent-style-name="standard">
      <style:graphic-properties draw:stroke="dash" draw:stroke-dash="Dashed_20__28_var_29_" svg:stroke-color="#3465a4" draw:fill="solid" draw:fill-color="#bee3d3" draw:textarea-horizontal-align="justify" draw:textarea-vertical-align="middle" draw:auto-grow-height="false" fo:min-height="0.55cm" fo:min-width="2.5cm"/>
    </style:style>
    <style:style style:name="gr6" style:family="graphic" style:parent-style-name="standard">
      <style:graphic-properties draw:stroke="dash" draw:stroke-dash="Dashed_20__28_var_29_" svg:stroke-color="#3465a4" draw:fill="solid" draw:fill-color="#bee3d3" draw:textarea-horizontal-align="justify" draw:textarea-vertical-align="middle" draw:auto-grow-height="false" fo:min-height="0.55cm" fo:min-width="2.7cm"/>
    </style:style>
    <style:style style:name="gr7" style:family="graphic" style:parent-style-name="standard">
      <style:graphic-properties draw:stroke="dash" draw:stroke-dash="Dashed_20__28_var_29_" svg:stroke-color="#3465a4" draw:fill="solid" draw:fill-color="#bee3d3" draw:textarea-horizontal-align="justify" draw:textarea-vertical-align="middle" draw:auto-grow-height="false" fo:min-height="0.55cm" fo:min-width="2.6cm"/>
    </style:style>
    <style:style style:name="gr8" style:family="graphic" style:parent-style-name="objectwithoutfill">
      <style:graphic-properties draw:textarea-vertical-align="middle"/>
    </style:style>
    <style:style style:name="gr9" style:family="graphic" style:parent-style-name="standard">
      <style:graphic-properties draw:stroke="dash" draw:stroke-dash="Dashed_20__28_var_29_" svg:stroke-color="#3465a4" draw:fill="solid" draw:fill-color="#fcd3c1" draw:textarea-horizontal-align="justify" draw:textarea-vertical-align="middle" draw:auto-grow-height="false" fo:min-height="0.55cm" fo:min-width="1.9cm"/>
    </style:style>
    <style:style style:name="gr10" style:family="graphic" style:parent-style-name="standard">
      <style:graphic-properties draw:stroke="dash" draw:stroke-dash="Dashed_20__28_var_29_" svg:stroke-color="#3465a4" draw:fill="solid" draw:fill-color="#fffbcc" draw:textarea-horizontal-align="justify" draw:textarea-vertical-align="middle" draw:auto-grow-height="false" fo:min-height="0.55cm" fo:min-width="2.901cm"/>
    </style:style>
    <style:style style:name="gr11" style:family="graphic" style:parent-style-name="standard">
      <style:graphic-properties draw:stroke="dash" draw:stroke-dash="Dashed_20__28_var_29_" svg:stroke-color="#3465a4" draw:fill="solid" draw:fill-color="#bee3d3" draw:textarea-horizontal-align="justify" draw:textarea-vertical-align="middle" draw:auto-grow-height="false" fo:min-height="0.55cm" fo:min-width="2.901cm"/>
    </style:style>
    <style:style style:name="gr12" style:family="graphic" style:parent-style-name="standard">
      <style:graphic-properties draw:stroke="dash" draw:stroke-dash="Dashed_20__28_var_29_" svg:stroke-color="#3465a4" draw:fill="solid" draw:fill-color="#fcd3c1" draw:textarea-horizontal-align="justify" draw:textarea-vertical-align="middle" draw:auto-grow-height="false" fo:min-height="0.55cm" fo:min-width="2.2cm"/>
    </style:style>
    <style:style style:name="gr13" style:family="graphic" style:parent-style-name="standard">
      <style:graphic-properties draw:stroke="dash" draw:stroke-dash="Dashed_20__28_var_29_" svg:stroke-color="#3465a4" draw:fill="solid" draw:fill-color="#bee3d3" draw:textarea-horizontal-align="justify" draw:textarea-vertical-align="middle" draw:auto-grow-height="false" fo:min-height="0.55cm" fo:min-width="3.6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solid" draw:fill-color="#fffb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bee3d3"/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cd3c1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solid" draw:fill-color="#bee3d3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132cm" svg:height="1.018cm" svg:x="0.219cm" svg:y="0.237cm">
          <draw:text-box>
            <text:p text:style-name="P1">Rabbit Escape build</text:p>
          </draw:text-box>
        </draw:frame>
        <draw:custom-shape draw:style-name="gr2" draw:text-style-name="P3" draw:layer="layout" svg:width="5.6cm" svg:height="1.8cm" svg:x="0.999cm" svg:y="2.299cm">
          <text:p text:style-name="P3"><text:span text:style-name="T1">Prepare a change for merging (or get starte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6cm" svg:height="1.8cm" svg:x="0.999cm" svg:y="7.799cm">
          <text:p text:style-name="P3">Make a release snapshot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6cm" svg:height="1.8cm" svg:x="0.999cm" svg:y="9.998cm">
          <text:p text:style-name="P3">Make a release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001cm" svg:height="0.8cm" svg:x="6.599cm" svg:y="2.299cm">
          <text:p text:style-name="P4"><text:span text:style-name="T2">Without Androi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4.001cm" svg:height="0.8cm" svg:x="6.599cm" svg:y="3.299cm">
          <text:p text:style-name="P4"><text:span text:style-name="T2">With Andro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5.6cm" svg:height="1.8cm" svg:x="0.999cm" svg:y="12.399cm">
          <text:p text:style-name="P3">Build for F-Droid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6cm" svg:height="1.8cm" svg:x="8.099cm" svg:y="5.198cm">
          <text:p text:style-name="P3">Check everything is good</text:p>
          <draw:enhanced-geometry svg:viewBox="0 0 21600 21600" draw:type="rectangle" draw:enhanced-path="M 0 0 L 21600 0 21600 21600 0 21600 0 0 Z N"/>
        </draw:custom-shape>
        <draw:custom-shape draw:style-name="gr4" draw:text-style-name="P6" xml:id="id22" draw:id="id22" draw:layer="layout" svg:width="4.001cm" svg:height="0.8cm" svg:x="41.199cm" svg:y="6.799cm">
          <text:p text:style-name="P5"><text:span text:style-name="T3">Build non-test, non-Android, non-UI code + li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0" draw:id="id20" draw:layer="layout" svg:width="3cm" svg:height="0.8cm" svg:x="29.635cm" svg:y="8.099cm">
          <text:p text:style-name="P5"><text:span text:style-name="T3">Build non-test Android code + lis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9" draw:id="id19" draw:layer="layout" svg:width="3.2cm" svg:height="0.8cm" svg:x="8.299cm" svg:y="13.4cm">
          <text:p text:style-name="P5"><text:span text:style-name="T3">Package unsigned Android paid releas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3.1cm" svg:height="0.8cm" svg:x="8.099cm" svg:y="8.399cm">
          <text:p text:style-name="P5"><text:span text:style-name="T3">Build &amp; sign Android free &amp; paid release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6.599cm" svg:y1="10.898cm" svg:x2="8.099cm" svg:y2="6.098cm" draw:start-shape="id1" draw:start-glue-point="1" draw:end-shape="id2" draw:end-glue-point="3" svg:d="M6599 10898c1125 0 375-4800 1500-4800" svg:viewBox="0 0 1501 4801">
          <text:p/>
        </draw:connector>
        <draw:connector draw:style-name="gr8" draw:text-style-name="P8" draw:layer="layout" draw:type="curve" svg:x1="6.599cm" svg:y1="8.699cm" svg:x2="8.099cm" svg:y2="6.098cm" draw:start-shape="id3" draw:start-glue-point="1" draw:end-shape="id2" draw:end-glue-point="3" svg:d="M6599 8699c1125 0 375-2601 1500-2601" svg:viewBox="0 0 1501 2602">
          <text:p/>
        </draw:connector>
        <draw:custom-shape draw:style-name="gr9" draw:text-style-name="P9" xml:id="id6" draw:id="id6" draw:layer="layout" svg:width="2.4cm" svg:height="0.8cm" svg:x="12.298cm" svg:y="7.799cm">
          <text:p text:style-name="P5"><text:span text:style-name="T3">Manual: copy in keys etc.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6.599cm" svg:y1="8.699cm" svg:x2="8.099cm" svg:y2="8.799cm" draw:start-shape="id3" draw:start-glue-point="1" draw:end-shape="id4" draw:end-glue-point="3" svg:d="M6599 8699c1125 0 375 100 1500 100" svg:viewBox="0 0 1501 101">
          <text:p/>
        </draw:connector>
        <draw:connector draw:style-name="gr8" draw:text-style-name="P8" draw:layer="layout" draw:type="curve" svg:x1="11.199cm" svg:y1="7.799cm" svg:x2="12.298cm" svg:y2="8.199cm" draw:start-shape="id5" draw:start-glue-point="1" draw:end-shape="id6" draw:end-glue-point="3" svg:d="M11199 7799c825 0 276 400 1099 400" svg:viewBox="0 0 1100 401">
          <text:p/>
        </draw:connector>
        <draw:custom-shape draw:style-name="gr10" draw:text-style-name="P6" xml:id="id21" draw:id="id21" draw:layer="layout" svg:width="3.401cm" svg:height="0.8cm" svg:x="35.699cm" svg:y="7.599cm">
          <text:p text:style-name="P5"><text:span text:style-name="T3">Build non-test, non-Android, UI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3.401cm" svg:height="0.8cm" svg:x="16.199cm" svg:y="2.299cm">
          <text:p text:style-name="P5"><text:span text:style-name="T3">Build and run non-Android unit test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0" draw:id="id10" draw:layer="layout" svg:width="3.401cm" svg:height="0.8cm" svg:x="16.199cm" svg:y="3.299cm">
          <text:p text:style-name="P5"><text:span text:style-name="T3">Build and run Android unit test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1" draw:id="id11" draw:layer="layout" svg:width="3.401cm" svg:height="0.8cm" svg:x="16.299cm" svg:y="6.299cm">
          <text:p text:style-name="P5"><text:span text:style-name="T3">Build and run non-Android system test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2" draw:id="id12" draw:layer="layout" svg:width="3.401cm" svg:height="0.8cm" svg:x="16.299cm" svg:y="7.299cm">
          <text:p text:style-name="P5"><text:span text:style-name="T3">Build and run Android system test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0.6cm" svg:y1="2.699cm" svg:x2="16.199cm" svg:y2="2.699cm" draw:start-shape="id7" draw:start-glue-point="1" draw:end-shape="id8" draw:end-glue-point="3" svg:d="M10600 2699h5599" svg:viewBox="0 0 5600 1">
          <text:p/>
        </draw:connector>
        <draw:connector draw:style-name="gr8" draw:text-style-name="P8" draw:layer="layout" draw:type="curve" svg:x1="10.6cm" svg:y1="2.699cm" svg:x2="16.199cm" svg:y2="2.699cm" draw:start-shape="id7" draw:start-glue-point="1" draw:end-shape="id8" draw:end-glue-point="3" svg:d="M10600 2699h5599" svg:viewBox="0 0 5600 1">
          <text:p/>
        </draw:connector>
        <draw:connector draw:style-name="gr8" draw:text-style-name="P8" draw:layer="layout" draw:type="curve" svg:x1="10.6cm" svg:y1="3.699cm" svg:x2="16.199cm" svg:y2="3.699cm" draw:start-shape="id9" draw:start-glue-point="1" draw:end-shape="id10" draw:end-glue-point="3" svg:d="M10600 3699h5599" svg:viewBox="0 0 5600 1">
          <text:p/>
        </draw:connector>
        <draw:connector draw:style-name="gr8" draw:text-style-name="P8" draw:layer="layout" draw:type="curve" svg:x1="13.699cm" svg:y1="6.098cm" svg:x2="16.199cm" svg:y2="2.699cm" draw:start-shape="id2" draw:start-glue-point="1" draw:end-shape="id8" draw:end-glue-point="3" svg:d="M13699 6098c1875 0 625-3399 2500-3399" svg:viewBox="0 0 2501 3400">
          <text:p/>
        </draw:connector>
        <draw:connector draw:style-name="gr8" draw:text-style-name="P8" draw:layer="layout" draw:type="curve" svg:x1="13.699cm" svg:y1="6.098cm" svg:x2="16.199cm" svg:y2="3.699cm" draw:start-shape="id2" draw:start-glue-point="1" draw:end-shape="id10" svg:d="M13699 6098c1875 0 625-2399 2500-2399" svg:viewBox="0 0 2501 2400">
          <text:p/>
        </draw:connector>
        <draw:connector draw:style-name="gr8" draw:text-style-name="P8" draw:layer="layout" draw:type="curve" svg:x1="13.699cm" svg:y1="6.098cm" svg:x2="16.299cm" svg:y2="6.699cm" draw:start-shape="id2" draw:start-glue-point="1" draw:end-shape="id11" draw:end-glue-point="3" svg:d="M13699 6098c1950 0 650 601 2600 601" svg:viewBox="0 0 2601 602">
          <text:p/>
        </draw:connector>
        <draw:connector draw:style-name="gr8" draw:text-style-name="P8" draw:layer="layout" draw:type="curve" svg:x1="13.699cm" svg:y1="6.098cm" svg:x2="16.299cm" svg:y2="7.699cm" draw:start-shape="id2" draw:start-glue-point="1" draw:end-shape="id12" draw:end-glue-point="3" svg:d="M13699 6098c1950 0 650 1601 2600 1601" svg:viewBox="0 0 2601 1602">
          <text:p/>
        </draw:connector>
        <draw:custom-shape draw:style-name="gr10" draw:text-style-name="P6" xml:id="id13" draw:id="id13" draw:layer="layout" svg:width="3.401cm" svg:height="0.8cm" svg:x="21.799cm" svg:y="5.999cm">
          <text:p text:style-name="P5"><text:span text:style-name="T3">Package non-Android releas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9.7cm" svg:y1="6.699cm" svg:x2="21.799cm" svg:y2="6.399cm" draw:start-shape="id11" draw:start-glue-point="1" draw:end-shape="id13" draw:end-glue-point="3" svg:d="M19700 6699c1573 0 524-300 2099-300" svg:viewBox="0 0 2100 301">
          <text:p/>
        </draw:connector>
        <draw:custom-shape draw:style-name="gr12" draw:text-style-name="P9" xml:id="id15" draw:id="id15" draw:layer="layout" svg:width="2.7cm" svg:height="0.8cm" svg:x="12.199cm" svg:y="10.699cm">
          <text:p text:style-name="P5"><text:span text:style-name="T4">Upload Android paid release to GitHub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7" draw:id="id17" draw:layer="layout" svg:width="2.7cm" svg:height="0.8cm" svg:x="12.199cm" svg:y="9.799cm">
          <text:p text:style-name="P5"><text:span text:style-name="T4">Manual: Upload Android free &amp; paid releases to Play St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6" draw:id="id16" draw:layer="layout" svg:width="2.7cm" svg:height="0.8cm" svg:x="12.199cm" svg:y="11.599cm">
          <text:p text:style-name="P5"><text:span text:style-name="T4">Upload non-Android release to GitHub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4" draw:id="id14" draw:layer="layout" svg:width="2.7cm" svg:height="0.8cm" svg:x="7.799cm" svg:y="11.199cm">
          <text:p text:style-name="P5"><text:span text:style-name="T4">Update web site to refer to files on GitHub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0.499cm" svg:y1="11.599cm" svg:x2="12.199cm" svg:y2="11.099cm" draw:start-shape="id14" draw:start-glue-point="1" draw:end-shape="id15" draw:end-glue-point="3" svg:d="M10499 11599c1275 0 425-500 1700-500" svg:viewBox="0 0 1701 501">
          <text:p/>
        </draw:connector>
        <draw:connector draw:style-name="gr8" draw:text-style-name="P8" draw:layer="layout" draw:type="curve" svg:x1="10.499cm" svg:y1="11.599cm" svg:x2="12.199cm" svg:y2="11.999cm" draw:start-shape="id14" draw:start-glue-point="1" draw:end-shape="id16" draw:end-glue-point="3" svg:d="M10499 11599c1275 0 425 400 1700 400" svg:viewBox="0 0 1701 401">
          <text:p/>
        </draw:connector>
        <draw:connector draw:style-name="gr8" draw:text-style-name="P8" draw:layer="layout" draw:type="curve" svg:x1="6.599cm" svg:y1="10.898cm" svg:x2="12.199cm" svg:y2="10.199cm" draw:start-shape="id1" draw:start-glue-point="1" draw:end-shape="id17" draw:end-glue-point="3" svg:d="M6599 10898c4200 0 1400-699 5600-699" svg:viewBox="0 0 5601 700">
          <text:p/>
        </draw:connector>
        <draw:connector draw:style-name="gr8" draw:text-style-name="P8" draw:layer="layout" draw:type="curve" svg:x1="6.599cm" svg:y1="10.898cm" svg:x2="7.799cm" svg:y2="11.599cm" draw:start-shape="id1" draw:start-glue-point="1" draw:end-shape="id14" draw:end-glue-point="3" svg:d="M6599 10898c900 0 300 701 1200 701" svg:viewBox="0 0 1201 702">
          <text:p/>
        </draw:connector>
        <draw:connector draw:style-name="gr8" draw:text-style-name="P8" draw:layer="layout" draw:type="curve" svg:x1="6.599cm" svg:y1="13.299cm" svg:x2="8.299cm" svg:y2="13.8cm" draw:start-shape="id18" draw:start-glue-point="1" draw:end-shape="id19" draw:end-glue-point="3" svg:d="M6599 13299c1275 0 425 501 1700 501" svg:viewBox="0 0 1701 502">
          <text:p/>
        </draw:connector>
        <draw:connector draw:style-name="gr8" draw:text-style-name="P8" draw:layer="layout" draw:type="curve" svg:x1="11.499cm" svg:y1="13.8cm" svg:x2="29.635cm" svg:y2="8.499cm" draw:start-shape="id19" draw:start-glue-point="1" draw:end-shape="id20" draw:end-glue-point="3" svg:d="M11499 13800c13602 0 4534-5301 18136-5301" svg:viewBox="0 0 18137 5302">
          <text:p/>
        </draw:connector>
        <draw:connector draw:style-name="gr8" draw:text-style-name="P8" draw:layer="layout" draw:type="curve" svg:x1="32.635cm" svg:y1="8.499cm" svg:x2="35.699cm" svg:y2="7.999cm" draw:start-shape="id20" draw:start-glue-point="1" draw:end-shape="id21" draw:end-glue-point="3" svg:d="M32635 8499c2298 0 766-500 3064-500" svg:viewBox="0 0 3065 501">
          <text:p/>
        </draw:connector>
        <draw:connector draw:style-name="gr8" draw:text-style-name="P8" draw:layer="layout" draw:type="curve" svg:x1="39.1cm" svg:y1="7.999cm" svg:x2="41.199cm" svg:y2="7.199cm" draw:start-shape="id21" draw:start-glue-point="1" draw:end-shape="id22" draw:end-glue-point="3" svg:d="M39100 7999c1573 0 524-800 2099-800" svg:viewBox="0 0 2100 801">
          <text:p/>
        </draw:connector>
        <draw:connector draw:style-name="gr8" draw:text-style-name="P8" draw:layer="layout" draw:type="curve" svg:x1="25.2cm" svg:y1="6.399cm" svg:x2="41.199cm" svg:y2="7.199cm" draw:start-shape="id13" draw:start-glue-point="1" draw:end-shape="id22" draw:end-glue-point="3" svg:d="M25200 6399c11998 0 3999 800 15999 800" svg:viewBox="0 0 16000 801">
          <text:p/>
        </draw:connector>
        <draw:connector draw:style-name="gr8" draw:text-style-name="P8" draw:layer="layout" draw:type="curve" svg:x1="19.6cm" svg:y1="2.699cm" svg:x2="35.699cm" svg:y2="7.999cm" draw:start-shape="id8" draw:start-glue-point="1" draw:end-shape="id21" draw:end-glue-point="3" svg:d="M19600 2699c12073 0 4024 5300 16099 5300" svg:viewBox="0 0 16100 5301">
          <text:p/>
        </draw:connector>
        <draw:custom-shape draw:style-name="gr11" draw:text-style-name="P7" xml:id="id23" draw:id="id23" draw:layer="layout" svg:width="3.401cm" svg:height="0.8cm" svg:x="21.199cm" svg:y="10.099cm">
          <text:p text:style-name="P5"><text:span text:style-name="T3">Package Android debug + test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9.7cm" svg:y1="7.699cm" svg:x2="21.199cm" svg:y2="10.499cm" draw:start-shape="id12" draw:start-glue-point="1" draw:end-shape="id23" draw:end-glue-point="3" svg:d="M19700 7699c1123 0 374 2800 1499 2800" svg:viewBox="0 0 1500 2801">
          <text:p/>
        </draw:connector>
        <draw:custom-shape draw:style-name="gr11" draw:text-style-name="P7" xml:id="id24" draw:id="id24" draw:layer="layout" svg:width="3.401cm" svg:height="0.8cm" svg:x="21.199cm" svg:y="11.099cm">
          <text:p text:style-name="P5"><text:span text:style-name="T3">Install Android emula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5" draw:id="id25" draw:layer="layout" svg:width="3.401cm" svg:height="0.8cm" svg:x="35.599cm" svg:y="3.199cm">
          <text:p text:style-name="P5"><text:span text:style-name="T3">Install Android SDK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9.7cm" svg:y1="7.699cm" svg:x2="21.199cm" svg:y2="11.499cm" draw:start-shape="id12" draw:start-glue-point="1" draw:end-shape="id24" draw:end-glue-point="3" svg:d="M19700 7699c1123 0 374 3800 1499 3800" svg:viewBox="0 0 1500 3801">
          <text:p/>
        </draw:connector>
        <draw:connector draw:style-name="gr8" draw:text-style-name="P8" draw:layer="layout" draw:type="curve" svg:x1="19.7cm" svg:y1="7.699cm" svg:x2="35.599cm" svg:y2="3.599cm" draw:start-shape="id12" draw:start-glue-point="1" draw:end-shape="id25" svg:d="M19700 7699c11923 0 3974-4100 15899-4100" svg:viewBox="0 0 15900 4101">
          <text:p/>
        </draw:connector>
        <draw:connector draw:style-name="gr8" draw:text-style-name="P8" draw:layer="layout" draw:type="curve" svg:x1="19.6cm" svg:y1="3.699cm" svg:x2="35.599cm" svg:y2="3.599cm" draw:start-shape="id10" draw:start-glue-point="1" draw:end-shape="id25" draw:end-glue-point="3" svg:d="M19600 3699c11998 0 3999-100 15999-100" svg:viewBox="0 0 16000 101">
          <text:p/>
        </draw:connector>
        <draw:connector draw:style-name="gr8" draw:text-style-name="P8" draw:layer="layout" draw:type="curve" svg:x1="32.635cm" svg:y1="8.499cm" svg:x2="35.599cm" svg:y2="3.599cm" draw:start-shape="id20" draw:start-glue-point="1" draw:end-shape="id25" draw:end-glue-point="3" svg:d="M32635 8499c2223 0 741-4900 2964-4900" svg:viewBox="0 0 2965 4901">
          <text:p/>
        </draw:connector>
        <draw:custom-shape draw:style-name="gr5" draw:text-style-name="P7" xml:id="id26" draw:id="id26" draw:layer="layout" svg:width="3cm" svg:height="0.8cm" svg:x="25.199cm" svg:y="10.099cm">
          <text:p text:style-name="P5"><text:span text:style-name="T3">Build test Android cod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4.6cm" svg:y1="10.499cm" svg:x2="25.199cm" svg:y2="10.499cm" draw:start-shape="id23" draw:start-glue-point="1" draw:end-shape="id26" draw:end-glue-point="3" svg:d="M24600 10499h599" svg:viewBox="0 0 600 1">
          <text:p/>
        </draw:connector>
        <draw:connector draw:style-name="gr8" draw:text-style-name="P8" draw:layer="layout" draw:type="curve" svg:x1="28.199cm" svg:y1="10.499cm" svg:x2="29.635cm" svg:y2="8.499cm" draw:start-shape="id26" draw:start-glue-point="1" draw:end-shape="id20" draw:end-glue-point="3" svg:d="M28199 10499c1077 0 359-2000 1436-2000" svg:viewBox="0 0 1437 2001">
          <text:p/>
        </draw:connector>
        <draw:custom-shape draw:style-name="gr13" draw:text-style-name="P7" xml:id="id27" draw:id="id27" draw:layer="layout" svg:width="4.101cm" svg:height="0.8cm" svg:x="35.899cm" svg:y="11.999cm">
          <text:p text:style-name="P5"><text:span text:style-name="T3">Android animations, images, sound and music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32.635cm" svg:y1="8.499cm" svg:x2="35.899cm" svg:y2="12.399cm" draw:start-shape="id20" draw:start-glue-point="1" draw:end-shape="id27" draw:end-glue-point="3" svg:d="M32635 8499c2448 0 816 3900 3264 3900" svg:viewBox="0 0 3265 3901">
          <text:p/>
        </draw:connector>
        <draw:custom-shape draw:style-name="gr4" draw:text-style-name="P6" xml:id="id28" draw:id="id28" draw:layer="layout" svg:width="4.001cm" svg:height="0.8cm" svg:x="41.199cm" svg:y="8.8cm">
          <text:p text:style-name="P5"><text:span text:style-name="T3">Non-Android animations, <text:s/>images, sound and music</text:span>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draw:type="curve" svg:x1="39.1cm" svg:y1="7.999cm" svg:x2="41.199cm" svg:y2="9.2cm" draw:start-shape="id21" draw:start-glue-point="1" draw:end-shape="id28" draw:end-glue-point="3" svg:d="M39100 7999c1573 0 524 1201 2099 1201" svg:viewBox="0 0 2100 1202">
          <text:p/>
        </draw:connector>
        <draw:custom-shape draw:style-name="gr10" draw:text-style-name="P6" xml:id="id29" draw:id="id29" draw:layer="layout" svg:width="3.401cm" svg:height="0.8cm" svg:x="16.199cm" svg:y="1.299cm">
          <text:p text:style-name="P5"><text:span text:style-name="T3">Clean non-Android code + list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0.6cm" svg:y1="2.699cm" svg:x2="16.199cm" svg:y2="1.699cm" draw:start-shape="id7" draw:start-glue-point="1" draw:end-shape="id29" draw:end-glue-point="3" svg:d="M10600 2699c4198 0 1399-1000 5599-1000" svg:viewBox="0 0 5600 1001">
          <text:p/>
        </draw:connector>
        <draw:connector draw:style-name="gr8" draw:text-style-name="P8" draw:layer="layout" draw:type="curve" svg:x1="10.6cm" svg:y1="3.699cm" svg:x2="16.199cm" svg:y2="2.699cm" draw:start-shape="id9" draw:start-glue-point="1" draw:end-shape="id8" draw:end-glue-point="3" svg:d="M10600 3699c4198 0 1399-1000 5599-1000" svg:viewBox="0 0 5600 1001">
          <text:p/>
        </draw:connector>
        <draw:custom-shape draw:style-name="gr11" draw:text-style-name="P7" xml:id="id30" draw:id="id30" draw:layer="layout" svg:width="3.401cm" svg:height="0.8cm" svg:x="16.199cm" svg:y="4.299cm">
          <text:p text:style-name="P5"><text:span text:style-name="T3">Clean Android code + list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0.6cm" svg:y1="3.699cm" svg:x2="16.199cm" svg:y2="4.699cm" draw:start-shape="id9" draw:start-glue-point="1" draw:end-shape="id30" draw:end-glue-point="3" svg:d="M10600 3699c4198 0 1399 1000 5599 1000" svg:viewBox="0 0 5600 1001">
          <text:p/>
        </draw:connector>
        <draw:custom-shape draw:style-name="gr11" draw:text-style-name="P7" xml:id="id32" draw:id="id32" draw:layer="layout" svg:width="3.401cm" svg:height="0.8cm" svg:x="16.299cm" svg:y="8.299cm">
          <text:p text:style-name="P5"><text:span text:style-name="T3">Clean Android asset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31" draw:id="id31" draw:layer="layout" svg:width="3.401cm" svg:height="0.8cm" svg:x="16.299cm" svg:y="5.299cm">
          <text:p text:style-name="P5"><text:span text:style-name="T3">Clean non-Android asset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3.699cm" svg:y1="6.098cm" svg:x2="16.299cm" svg:y2="5.699cm" draw:start-shape="id2" draw:start-glue-point="1" draw:end-shape="id31" draw:end-glue-point="3" svg:d="M13699 6098c1950 0 650-399 2600-399" svg:viewBox="0 0 2601 400">
          <text:p/>
        </draw:connector>
        <draw:connector draw:style-name="gr8" draw:text-style-name="P8" draw:layer="layout" draw:type="curve" svg:x1="13.699cm" svg:y1="6.098cm" svg:x2="16.299cm" svg:y2="8.699cm" draw:start-shape="id2" draw:start-glue-point="1" draw:end-shape="id32" draw:end-glue-point="3" svg:d="M13699 6098c1950 0 650 2601 2600 2601" svg:viewBox="0 0 2601 2602">
          <text:p/>
        </draw:connector>
        <draw:connector draw:style-name="gr8" draw:text-style-name="P8" draw:layer="layout" draw:type="curve" svg:x1="13.699cm" svg:y1="6.098cm" svg:x2="16.199cm" svg:y2="4.699cm" draw:start-shape="id2" draw:start-glue-point="1" draw:end-shape="id30" draw:end-glue-point="3" svg:d="M13699 6098c1875 0 625-1399 2500-1399" svg:viewBox="0 0 2501 1400">
          <text:p/>
        </draw:connector>
        <draw:connector draw:style-name="gr8" draw:text-style-name="P8" draw:layer="layout" draw:type="curve" svg:x1="13.699cm" svg:y1="6.098cm" svg:x2="16.199cm" svg:y2="1.699cm" draw:start-shape="id2" draw:start-glue-point="1" draw:end-shape="id29" draw:end-glue-point="3" svg:d="M13699 6098c1875 0 625-4399 2500-4399" svg:viewBox="0 0 2501 4400">
          <text:p/>
        </draw:connector>
        <draw:custom-shape draw:style-name="gr7" draw:text-style-name="P7" xml:id="id5" draw:id="id5" draw:layer="layout" svg:width="3.1cm" svg:height="0.8cm" svg:x="8.099cm" svg:y="7.399cm">
          <text:p text:style-name="P5"><text:span text:style-name="T3">Check keys have been copied i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6.599cm" svg:y1="8.699cm" svg:x2="8.099cm" svg:y2="7.799cm" draw:start-shape="id3" draw:start-glue-point="1" draw:end-shape="id5" draw:end-glue-point="3" svg:d="M6599 8699c1125 0 375-900 1500-900" svg:viewBox="0 0 1501 901">
          <text:p/>
        </draw:connector>
        <draw:custom-shape draw:style-name="gr11" draw:text-style-name="P7" xml:id="id33" draw:id="id33" draw:layer="layout" svg:width="3.401cm" svg:height="0.8cm" svg:x="16.299cm" svg:y="9.299cm">
          <text:p text:style-name="P5"><text:span text:style-name="T3">Check warnings in Makefil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3.699cm" svg:y1="6.098cm" svg:x2="16.299cm" svg:y2="9.699cm" draw:start-shape="id2" draw:start-glue-point="1" draw:end-shape="id33" svg:d="M13699 6098c1950 0 650 3601 2600 3601" svg:viewBox="0 0 2601 3602">
          <text:p/>
        </draw:connector>
        <draw:custom-shape draw:style-name="gr11" draw:text-style-name="P7" xml:id="id34" draw:id="id34" draw:layer="layout" svg:width="3.401cm" svg:height="0.8cm" svg:x="16.299cm" svg:y="10.298cm">
          <text:p text:style-name="P5"><text:span text:style-name="T3">Check version number is consiste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3.699cm" svg:y1="6.098cm" svg:x2="16.299cm" svg:y2="10.698cm" draw:start-shape="id2" draw:start-glue-point="1" draw:end-shape="id34" draw:end-glue-point="3" svg:d="M13699 6098c1950 0 650 4600 2600 4600" svg:viewBox="0 0 2601 4601">
          <text:p/>
        </draw:connector>
        <draw:custom-shape draw:style-name="gr11" draw:text-style-name="P12" xml:id="id35" draw:id="id35" draw:layer="layout" svg:width="3.401cm" svg:height="0.8cm" svg:x="16.399cm" svg:y="11.399cm">
          <text:p text:style-name="P11"><text:span text:style-name="T5">Check for incorrect Java e.g. awt in non-UI cod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3.699cm" svg:y1="6.098cm" svg:x2="16.399cm" svg:y2="11.799cm" draw:start-shape="id2" draw:start-glue-point="1" draw:end-shape="id35" draw:end-glue-point="3" svg:d="M13699 6098c2025 0 675 5701 2700 5701" svg:viewBox="0 0 2701 5702">
          <text:p/>
        </draw:connector>
        <draw:connector draw:style-name="gr8" draw:text-style-name="P8" draw:layer="layout" draw:type="curve" svg:x1="19.6cm" svg:y1="3.699cm" svg:x2="29.635cm" svg:y2="8.499cm" draw:start-shape="id10" draw:start-glue-point="1" draw:end-shape="id20" svg:d="M19600 3699c7525 0 2508 4800 10035 4800" svg:viewBox="0 0 10036 4801">
          <text:p/>
        </draw:connector>
        <draw:custom-shape draw:style-name="gr2" draw:text-style-name="P3" xml:id="id36" draw:id="id36" draw:layer="layout" svg:width="5.6cm" svg:height="1.8cm" svg:x="1cm" svg:y="14.7cm">
          <text:p text:style-name="P3">Prepare a level set</text:p>
          <draw:enhanced-geometry svg:viewBox="0 0 21600 21600" draw:type="rectangle" draw:enhanced-path="M 0 0 L 21600 0 21600 21600 0 21600 0 0 Z N"/>
        </draw:custom-shape>
        <draw:custom-shape draw:style-name="gr10" draw:text-style-name="P6" xml:id="id37" draw:id="id37" draw:layer="layout" svg:width="3.401cm" svg:height="0.8cm" svg:x="8.2cm" svg:y="14.7cm">
          <text:p text:style-name="P5"><text:span text:style-name="T3">Sync levels with forum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38" draw:id="id38" draw:layer="layout" svg:width="3.401cm" svg:height="0.8cm" svg:x="8.2cm" svg:y="15.7cm">
          <text:p text:style-name="P5"><text:span text:style-name="T3">Format levels and fill in blank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6.6cm" svg:y1="15.6cm" svg:x2="8.2cm" svg:y2="15.1cm" draw:start-shape="id36" draw:start-glue-point="1" draw:end-shape="id37" svg:d="M6600 15600c1200 0 400-500 1600-500" svg:viewBox="0 0 1601 501">
          <text:p/>
        </draw:connector>
        <draw:connector draw:style-name="gr8" draw:text-style-name="P8" draw:layer="layout" draw:type="curve" svg:x1="6.6cm" svg:y1="15.6cm" svg:x2="8.2cm" svg:y2="16.1cm" draw:start-shape="id36" draw:start-glue-point="1" draw:end-shape="id38" draw:end-glue-point="3" svg:d="M6600 15600c1200 0 400 500 1600 500" svg:viewBox="0 0 1601 501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1cm" draw:marker-start-center="false" draw:marker-end="Arrow" draw:marker-end-width="0.21cm" draw:marker-end-center="false" draw:fill="solid" draw:fill-color="#adc5e7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draw:marker-start-width="0.29cm" draw:marker-end-width="0.1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6cm" fo:page-height="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325cm" svg:x="1cm" svg:y="4.61cm"/>
      <draw:page-thumbnail draw:layer="backgroundobjects" svg:width="8.999cm" svg:height="3.325cm" svg:x="1cm" svg:y="13.186cm"/>
      <draw:page-thumbnail draw:layer="backgroundobjects" svg:width="8.999cm" svg:height="3.325cm" svg:x="1cm" svg:y="21.762cm"/>
      <draw:page-thumbnail draw:layer="backgroundobjects" svg:width="8.999cm" svg:height="3.325cm" svg:x="11cm" svg:y="4.61cm"/>
      <draw:page-thumbnail draw:layer="backgroundobjects" svg:width="8.999cm" svg:height="3.325cm" svg:x="11cm" svg:y="13.186cm"/>
      <draw:page-thumbnail draw:layer="backgroundobjects" svg:width="8.999cm" svg:height="3.325cm" svg:x="11cm" svg:y="21.762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1:34:56.146155477</meta:creation-date>
    <dc:date>2019-03-20T12:50:15.692340917</dc:date>
    <meta:editing-duration>PT41M2S</meta:editing-duration>
    <meta:editing-cycles>18</meta:editing-cycles>
    <meta:generator>LibreOffice/6.0.7.3$Linux_X86_64 LibreOffice_project/00m0$Build-3</meta:generator>
    <meta:document-statistic meta:object-count="108"/>
  </office:meta>
</office:document-meta>
</file>